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3pt" fo:font-weight="bold" officeooo:rsid="00041cab" officeooo:paragraph-rsid="000e9503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Bitstream Charter" fo:font-size="12pt" fo:font-weight="bold" officeooo:rsid="00041cab" officeooo:paragraph-rsid="00041ca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Bitstream Charter" fo:font-size="12pt" fo:font-style="normal" fo:font-weight="normal" officeooo:rsid="00041cab" officeooo:paragraph-rsid="00041ca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background-color="#ffff00">
        <style:background-image/>
      </style:paragraph-properties>
      <style:text-properties style:font-name="Bitstream Charter" fo:font-size="14pt" fo:font-weight="bold" officeooo:rsid="00041cab" officeooo:paragraph-rsid="00041cab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Bitstream Charter" fo:font-size="13pt" fo:font-weight="bold" officeooo:rsid="00041cab" officeooo:paragraph-rsid="00041cab" style:font-size-asian="13pt" style:font-weight-asian="bold" style:font-size-complex="13pt" style:font-weight-complex="bold"/>
    </style:style>
    <style:style style:name="P6" style:family="paragraph" style:parent-style-name="Text_20_body">
      <style:text-properties officeooo:paragraph-rsid="001693a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e02e" style:font-weight-asian="normal" style:font-weight-complex="normal"/>
    </style:style>
    <style:style style:name="T3" style:family="text">
      <style:text-properties fo:font-weight="normal" officeooo:rsid="00076a11" style:font-weight-asian="normal" style:font-weight-complex="normal"/>
    </style:style>
    <style:style style:name="T4" style:family="text">
      <style:text-properties officeooo:rsid="0005cafd"/>
    </style:style>
    <style:style style:name="T5" style:family="text">
      <style:text-properties officeooo:rsid="00076a1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e02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8e02e" style:font-size-asian="12pt" style:font-size-complex="12pt"/>
    </style:style>
    <style:style style:name="T10" style:family="text">
      <style:text-properties fo:font-size="12pt" officeooo:rsid="00076a11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76a11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076a11" style:font-size-asian="12pt" style:font-weight-asian="bold" style:font-size-complex="12pt" style:font-weight-complex="bold"/>
    </style:style>
    <style:style style:name="T1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normal" officeooo:rsid="00076a11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076a1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076a11" style:font-size-asian="12pt" style:font-style-asian="normal" style:font-size-complex="12pt" style:font-style-complex="normal"/>
    </style:style>
    <style:style style:name="T2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076a1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Bitstream Charter" fo:font-size="12pt" style:font-size-asian="12pt" style:font-size-complex="12pt"/>
    </style:style>
    <style:style style:name="T24" style:family="tex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Bitstream Charter" fo:font-size="12pt" fo:font-weight="bold" officeooo:rsid="000f9d50" style:font-size-asian="12pt" style:font-weight-asian="bold" style:font-size-complex="12pt" style:font-weight-complex="bold"/>
    </style:style>
    <style:style style:name="T26" style:family="text">
      <style:text-properties style:font-name="Bitstream Charter" fo:font-size="12pt" fo:font-weight="bold" officeooo:rsid="00124a8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) LinkedList Vs Array</text:p>
      <text:p text:style-name="P2"/>
      <text:p text:style-name="P3">Like arrays, Linked List is a linear data structure. Unlike arrays, linked list elements are not stored at contiguous location; the elements are linked using pointers.</text:p>
      <text:p text:style-name="P3"/>
      <text:p text:style-name="P1"><text:span text:style-name="T9">A</text:span><text:span text:style-name="T8">rrays limitations:</text:span><text:span text:style-name="T11"><text:line-break/><text:tab/></text:span><text:span text:style-name="Strong_20_Emphasis"><text:span text:style-name="T11">1)</text:span></text:span><text:span text:style-name="T11"> The size of the arrays is fixed<text:line-break/><text:tab/></text:span><text:span text:style-name="Strong_20_Emphasis"><text:span text:style-name="T11">2)</text:span></text:span><text:span text:style-name="T11"> Inserting a new element in an array of elements is expensive, because room has to be created for the new elements and to create room existing elements have to shifted.</text:span></text:p>
      <text:p text:style-name="P2"/>
      <text:p text:style-name="P5"><text:span text:style-name="Strong_20_Emphasis"><text:span text:style-name="T22">LinkedList </text:span></text:span><text:span text:style-name="Strong_20_Emphasis"><text:span text:style-name="T21">Advantages over arrays</text:span></text:span><text:span text:style-name="T8"><text:line-break/><text:tab/></text:span><text:span text:style-name="Strong_20_Emphasis"><text:span text:style-name="T11">1)</text:span></text:span><text:span text:style-name="T11"> Dynamic size<text:line-break/><text:tab/></text:span><text:span text:style-name="Strong_20_Emphasis"><text:span text:style-name="T11">2)</text:span></text:span><text:span text:style-name="T11"> Ease of insertion/deletion</text:span></text:p>
      <text:p text:style-name="P6"><text:span text:style-name="Strong_20_Emphasis"><text:span text:style-name="T25">Linked List </text:span></text:span><text:span text:style-name="Strong_20_Emphasis"><text:span text:style-name="T24">Drawbacks:</text:span></text:span><text:span text:style-name="T23"><text:line-break/><text:tab/></text:span><text:span text:style-name="Strong_20_Emphasis"><text:span text:style-name="T23">1)</text:span></text:span><text:span text:style-name="T23"> Random access is not allowed. We have to access elements sequentially starting from the first node. </text:span><text:span text:style-name="T24">So we cannot do binary search with linked lists. </text:span><text:a xlink:type="simple" xlink:href="https://www.quora.com/Why-is-binary-search-not-possible-using-linked-list"><text:span text:style-name="T26">https://www.quora.com/Why-is-binary-search-not-possible-using-linked-list</text:span></text:a><text:span text:style-name="T23"><text:line-break/><text:tab/></text:span><text:span text:style-name="Strong_20_Emphasis"><text:span text:style-name="T23">2)</text:span></text:span><text:span text:style-name="T23"> Extra memory space for a pointer is required with each element of the list.</text:span></text:p>
      <text:p text:style-name="P2"/>
      <text:p text:style-name="P2"><text:span text:style-name="Source_20_Text">class</text:span> <text:span text:style-name="Source_20_Text">LinkedList</text:span></text:p>
      <text:p text:style-name="Standard"><text:span text:style-name="Source_20_Text">{</text:span></text:p>
      <text:p text:style-name="Standard"><text:span text:style-name="Source_20_Text"><text:tab/>Node head;  // head of list</text:span></text:p>
      <text:p text:style-name="Standard"><text:span text:style-name="Source_20_Text"/></text:p>
      <text:p text:style-name="Standard"><text:span text:style-name="Source_20_Text">     class</text:span> <text:span text:style-name="Source_20_Text">Node</text:span></text:p>
      <text:p text:style-name="Standard"><text:span text:style-name="Source_20_Text">     {</text:span></text:p>
      <text:p text:style-name="Standard"><text:span text:style-name="Source_20_Text"><text:s text:c="8"/>int</text:span> <text:span text:style-name="Source_20_Text">data;</text:span></text:p>
      <text:p text:style-name="Standard"><text:span text:style-name="Source_20_Text"><text:tab/> <text:s text:c="2"/>Node next;</text:span></text:p>
      <text:p text:style-name="Standard"/>
      <text:p text:style-name="Standard"><text:span text:style-name="Source_20_Text">        // Constructor to create a new node</text:span></text:p>
      <text:p text:style-name="Standard"><text:span text:style-name="Source_20_Text">        // Next is by default initialized</text:span></text:p>
      <text:p text:style-name="Standard"><text:span text:style-name="Source_20_Text">        // as null</text:span></text:p>
      <text:p text:style-name="Standard"><text:span text:style-name="Source_20_Text">        Node(int</text:span> <text:span text:style-name="Source_20_Text">d) {data = d;}</text:span></text:p>
      <text:p text:style-name="Standard"><text:span text:style-name="Source_20_Text">    }</text:span></text:p>
      <text:p text:style-name="Standard"><text:span text:style-name="Source_20_Text">}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4:05:57.891255380</meta:creation-date>
    <meta:generator>LibreOffice/4.2.8.2$Linux_X86_64 LibreOffice_project/420m0$Build-2</meta:generator>
    <dc:date>2017-12-23T15:59:43.679499871</dc:date>
    <meta:editing-duration>PT1H52M23S</meta:editing-duration>
    <meta:editing-cycles>26</meta:editing-cycles>
    <meta:document-statistic meta:table-count="0" meta:image-count="0" meta:object-count="0" meta:page-count="1" meta:paragraph-count="18" meta:word-count="166" meta:character-count="1062" meta:non-whitespace-character-count="848"/>
  </office:meta>
</office:document-meta>
</file>